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2.912cm"/>
    </style:style>
    <style:style style:name="gr3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4" style:family="graphic" style:parent-style-name="standard">
      <style:graphic-properties svg:stroke-color="#000000" draw:fill="solid" draw:fill-color="#000000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2.311cm"/>
    </style:style>
    <style:style style:name="gr8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35cm" draw:marker-end="Arrow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4cm" fo:min-width="4.0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5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585cm"/>
    </style:style>
    <style:style style:name="gr15" style:family="graphic" style:parent-style-name="objectwithoutfill">
      <style:graphic-properties svg:stroke-width="0.1cm" svg:stroke-color="#0000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0000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632cm" fo:min-width="0.261cm"/>
    </style:style>
    <style:style style:name="gr1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631cm" fo:min-width="0.261cm"/>
    </style:style>
    <style:style style:name="gr1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632cm" fo:min-width="0.2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3.151cm"/>
    </style:style>
    <style:style style:name="gr21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632cm" fo:min-width="0.5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2.31cm"/>
    </style:style>
    <style:style style:name="gr23" style:family="graphic" style:parent-style-name="objectwithoutfill">
      <style:graphic-properties draw:stroke="dash" draw:stroke-dash="Ultrafine_20_2_20_Dots_20_3_20_Dashes" svg:stroke-width="0.1cm" svg:stroke-color="#0000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draw:stroke="dash" draw:stroke-dash="Ultrafine_20_2_20_Dots_20_3_20_Dashes"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draw:stroke="dash" draw:stroke-dash="Ultrafine_20_2_20_Dots_20_3_20_Dashes" svg:stroke-width="0.1cm" svg:stroke-color="#0000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7cm" fo:min-width="3.925cm"/>
    </style:style>
    <style:style style:name="gr27" style:family="graphic" style:parent-style-name="objectwithoutfill">
      <style:graphic-properties draw:stroke="dash" draw:stroke-dash="Ultrafine_20_2_20_Dots_20_3_20_Dashes" svg:stroke-width="0.1cm" svg:stroke-color="#00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0% 100%" fo:font-size="24pt" style:font-size-asian="24pt" style:font-size-complex="24pt"/>
    </style:style>
    <style:style style:name="T3" style:family="text">
      <style:text-properties style:text-position="sub 58%"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5.267cm" svg:height="16.4cm" svg:x="1.133cm" svg:y="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412cm" svg:height="1.352cm" svg:x="2cm" svg:y="9cm">
          <draw:text-box>
            <text:p text:style-name="P2"><text:span text:style-name="T1">Boiler</text:span></text:p>
          </draw:text-box>
        </draw:frame>
        <draw:custom-shape draw:style-name="gr3" draw:text-style-name="P1" draw:layer="layout" svg:width="4.366cm" svg:height="2.358cm" svg:x="12.034cm" svg:y="4.6cm">
          <text:p/>
          <draw:enhanced-geometry draw:mirror-horizontal="false" draw:mirror-vertical="false"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067cm" svg:height="2.358cm" svg:x="16.333cm" svg:y="4.642cm">
          <text:p/>
          <draw:enhanced-geometry draw:mirror-horizontal="false" draw:mirror-vertical="false"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text-style-name="P4" draw:layer="layout" svg:width="3.372cm" svg:height="1.475cm" svg:x="16.283cm" svg:y="3.2cm">
          <draw:text-box>
            <text:p text:style-name="P1"><text:span text:style-name="T2">W</text:span><text:span text:style-name="T3">Turbines</text:span></text:p>
          </draw:text-box>
        </draw:frame>
        <draw:custom-shape draw:style-name="gr6" draw:text-style-name="P1" draw:layer="layout" svg:width="4.454cm" svg:height="3.001cm" draw:transform="skewX (-0.000698131700797731) rotate (-1.57795217672807) translate (12.034cm 3.62cm)">
          <text:p text:style-name="P1"><text:s/></text:p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5" draw:layer="layout" svg:width="3.106cm" svg:height="1.987cm" svg:x="9cm" svg:y="4.813cm">
          <draw:text-box>
            <text:p text:style-name="P1"><text:span text:style-name="T4">Turbine</text:span></text:p>
            <text:p text:style-name="P1"><text:span text:style-name="T4">HP</text:span></text:p>
          </draw:text-box>
        </draw:frame>
        <draw:line draw:style-name="gr8" draw:text-style-name="P1" draw:layer="layout" svg:x1="9.4cm" svg:y1="3.2cm" svg:x2="6.383cm" svg:y2="3.2cm">
          <text:p/>
        </draw:line>
        <draw:line draw:style-name="gr9" draw:text-style-name="P1" draw:layer="layout" svg:x1="9.4cm" svg:y1="3.2cm" svg:x2="9.4cm" svg:y2="4.559cm">
          <text:p/>
        </draw:line>
        <draw:line draw:style-name="gr9" draw:text-style-name="P1" draw:layer="layout" svg:x1="10cm" svg:y1="9cm" svg:x2="6.4cm" svg:y2="9.085cm">
          <text:p/>
        </draw:line>
        <draw:line draw:style-name="gr10" draw:text-style-name="P1" draw:layer="layout" svg:x1="10cm" svg:y1="7.4cm" svg:x2="10cm" svg:y2="8.929cm">
          <text:p/>
        </draw:line>
        <draw:line draw:style-name="gr8" draw:text-style-name="P1" draw:layer="layout" svg:x1="13.4cm" svg:y1="2.2cm" svg:x2="6.4cm" svg:y2="2.2cm">
          <text:p/>
        </draw:line>
        <draw:line draw:style-name="gr9" draw:text-style-name="P1" draw:layer="layout" svg:x1="13.4cm" svg:y1="2.3cm" svg:x2="13.422cm" svg:y2="4.533cm">
          <text:p/>
        </draw:line>
        <draw:custom-shape draw:style-name="gr11" draw:text-style-name="P1" draw:layer="layout" svg:width="4.587cm" svg:height="1.529cm" svg:x="9.604cm" svg:y="11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" draw:layer="layout" svg:width="4.816cm" svg:height="1.224cm" svg:x="9.475cm" svg:y="11.233cm">
          <draw:text-box>
            <text:p text:style-name="P1"><text:span text:style-name="T4">Regenerator</text:span></text:p>
          </draw:text-box>
        </draw:frame>
        <draw:custom-shape draw:style-name="gr1" draw:text-style-name="P1" draw:layer="layout" svg:width="1.403cm" svg:height="1.188cm" svg:x="15.33cm" svg:y="18.2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1" draw:layer="layout" svg:width="1.277cm" svg:height="0.962cm" svg:x="15.479cm" svg:y="18.418cm">
          <draw:text-box>
            <text:p text:style-name="P1">P1</text:p>
          </draw:text-box>
        </draw:frame>
        <draw:custom-shape draw:style-name="gr1" draw:text-style-name="P1" draw:layer="layout" svg:width="0.982cm" svg:height="0.595cm" svg:x="15.596cm" svg:y="19.435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403cm" svg:height="1.188cm" svg:x="9.03cm" svg:y="13.8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1" draw:layer="layout" svg:width="1.277cm" svg:height="0.962cm" svg:x="9.179cm" svg:y="14.018cm">
          <draw:text-box>
            <text:p text:style-name="P1">P2</text:p>
          </draw:text-box>
        </draw:frame>
        <draw:custom-shape draw:style-name="gr1" draw:text-style-name="P1" draw:layer="layout" svg:width="0.982cm" svg:height="0.595cm" svg:x="9.296cm" svg:y="15.035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7.922cm" svg:y1="18.841cm" svg:x2="16.733cm" svg:y2="18.841cm">
          <text:p/>
        </draw:line>
        <draw:line draw:style-name="gr15" draw:text-style-name="P1" draw:layer="layout" svg:x1="13.675cm" svg:y1="18.841cm" svg:x2="13.675cm" svg:y2="12.6cm">
          <text:p/>
        </draw:line>
        <draw:line draw:style-name="gr16" draw:text-style-name="P1" draw:layer="layout" svg:x1="11.578cm" svg:y1="12.657cm" svg:x2="11.578cm" svg:y2="14.356cm">
          <text:p/>
        </draw:line>
        <draw:line draw:style-name="gr9" draw:text-style-name="P1" draw:layer="layout" svg:x1="11.578cm" svg:y1="14.356cm" svg:x2="10.433cm" svg:y2="14.356cm">
          <text:p/>
        </draw:line>
        <draw:line draw:style-name="gr9" draw:text-style-name="P1" draw:layer="layout" svg:x1="9.03cm" svg:y1="14.441cm" svg:x2="6.4cm" svg:y2="14.4cm">
          <text:p/>
        </draw:line>
        <draw:line draw:style-name="gr9" draw:text-style-name="P1" draw:layer="layout" svg:x1="13.7cm" svg:y1="7.177cm" svg:x2="13.7cm" svg:y2="11cm">
          <text:p/>
        </draw:line>
        <draw:frame draw:style-name="gr17" draw:text-style-name="P6" draw:layer="layout" svg:width="0.896cm" svg:height="1.038cm" svg:x="9.504cm" svg:y="2.962cm">
          <draw:text-box>
            <text:p><text:span text:style-name="T5">1</text:span></text:p>
          </draw:text-box>
        </draw:frame>
        <draw:frame draw:style-name="gr18" draw:text-style-name="P6" draw:layer="layout" svg:width="0.896cm" svg:height="1.038cm" svg:x="13.504cm" svg:y="2.8cm">
          <draw:text-box>
            <text:p><text:span text:style-name="T5">4</text:span></text:p>
          </draw:text-box>
        </draw:frame>
        <draw:frame draw:style-name="gr18" draw:text-style-name="P6" draw:layer="layout" svg:width="0.896cm" svg:height="1.038cm" svg:x="14.104cm" svg:y="9.162cm">
          <draw:text-box>
            <text:p><text:span text:style-name="T5">2</text:span></text:p>
          </draw:text-box>
        </draw:frame>
        <draw:frame draw:style-name="gr17" draw:text-style-name="P6" draw:layer="layout" svg:width="0.896cm" svg:height="1.038cm" svg:x="7.104cm" svg:y="9.085cm">
          <draw:text-box>
            <text:p><text:span text:style-name="T5">3</text:span></text:p>
          </draw:text-box>
        </draw:frame>
        <draw:frame draw:style-name="gr19" draw:text-style-name="P6" draw:layer="layout" svg:width="0.896cm" svg:height="1.038cm" svg:x="16.104cm" svg:y="11.3cm">
          <draw:text-box>
            <text:p><text:span text:style-name="T5">5</text:span></text:p>
          </draw:text-box>
        </draw:frame>
        <draw:frame draw:style-name="gr18" draw:text-style-name="P6" draw:layer="layout" svg:width="0.896cm" svg:height="1.038cm" svg:x="16.903cm" svg:y="15.622cm">
          <draw:text-box>
            <text:p><text:span text:style-name="T5">6</text:span></text:p>
          </draw:text-box>
        </draw:frame>
        <draw:custom-shape draw:style-name="gr11" draw:text-style-name="P1" draw:layer="layout" svg:width="5cm" svg:height="2.473cm" svg:x="15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5" draw:layer="layout" svg:width="4.947cm" svg:height="1.987cm" svg:x="15.253cm" svg:y="13.013cm">
          <draw:text-box>
            <text:p text:style-name="P1"><text:span text:style-name="T4">Condenser / </text:span></text:p>
            <text:p text:style-name="P1"><text:span text:style-name="T4">Evaporator</text:span></text:p>
          </draw:text-box>
        </draw:frame>
        <draw:line draw:style-name="gr9" draw:text-style-name="P1" draw:layer="layout" svg:x1="16cm" svg:y1="8.044cm" svg:x2="16cm" svg:y2="12.8cm">
          <text:p/>
        </draw:line>
        <draw:line draw:style-name="gr16" draw:text-style-name="P1" draw:layer="layout" svg:x1="17.923cm" svg:y1="15.316cm" svg:x2="17.923cm" svg:y2="18.841cm">
          <text:p/>
        </draw:line>
        <draw:line draw:style-name="gr16" draw:text-style-name="P1" draw:layer="layout" svg:x1="15.33cm" svg:y1="18.8cm" svg:x2="13.6cm" svg:y2="18.8cm">
          <text:p/>
        </draw:line>
        <draw:frame draw:style-name="gr21" draw:text-style-name="P6" draw:layer="layout" svg:width="1.019cm" svg:height="1.038cm" svg:x="12.7cm" svg:y="13.4cm">
          <draw:text-box>
            <text:p><text:span text:style-name="T5">7</text:span></text:p>
          </draw:text-box>
        </draw:frame>
        <draw:frame draw:style-name="gr17" draw:text-style-name="P6" draw:layer="layout" svg:width="0.896cm" svg:height="1.038cm" svg:x="10.814cm" svg:y="13.506cm">
          <draw:text-box>
            <text:p><text:span text:style-name="T5">8</text:span></text:p>
          </draw:text-box>
        </draw:frame>
        <draw:frame draw:style-name="gr17" draw:text-style-name="P6" draw:layer="layout" svg:width="0.896cm" svg:height="1.038cm" svg:x="7.246cm" svg:y="13.474cm">
          <draw:text-box>
            <text:p><text:span text:style-name="T5">9</text:span></text:p>
          </draw:text-box>
        </draw:frame>
        <draw:custom-shape draw:style-name="gr6" draw:text-style-name="P1" draw:layer="layout" svg:width="4.454cm" svg:height="3.001cm" draw:transform="skewX (-0.000698131700797731) rotate (-1.57795217672807) translate (16.283cm 3.59cm)">
          <text:p text:style-name="P1"><text:s/></text:p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5" draw:layer="layout" svg:width="3.106cm" svg:height="1.987cm" svg:x="13.294cm" svg:y="4.971cm">
          <draw:text-box>
            <text:p text:style-name="P1"><text:span text:style-name="T4">Turbine</text:span></text:p>
            <text:p text:style-name="P1"><text:span text:style-name="T4">LP</text:span></text:p>
          </draw:text-box>
        </draw:frame>
        <draw:line draw:style-name="gr23" draw:text-style-name="P1" draw:layer="layout" svg:x1="19.272cm" svg:y1="15.266cm" svg:x2="19.272cm" svg:y2="17.8cm">
          <text:p/>
        </draw:line>
        <draw:line draw:style-name="gr24" draw:text-style-name="P1" draw:layer="layout" svg:x1="19.272cm" svg:y1="17.791cm" svg:x2="20.604cm" svg:y2="17.8cm">
          <text:p/>
        </draw:line>
        <draw:custom-shape draw:style-name="gr11" draw:text-style-name="P1" draw:layer="layout" svg:width="4.587cm" svg:height="1.529cm" svg:x="20.604cm" svg:y="17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" draw:layer="layout" svg:width="4.727cm" svg:height="1.224cm" svg:x="20.475cm" svg:y="17.283cm">
          <draw:text-box>
            <text:p text:style-name="P1"><text:span text:style-name="T4">Compressor</text:span></text:p>
          </draw:text-box>
        </draw:frame>
        <draw:custom-shape draw:style-name="gr4" draw:text-style-name="P1" draw:layer="layout" svg:width="2.067cm" svg:height="2.358cm" draw:transform="rotate (1.58266456570846) translate (21.842cm 20.702cm)">
          <text:p/>
          <draw:enhanced-geometry draw:mirror-horizontal="false" draw:mirror-vertical="false" draw:text-areas="4000 ?f1 ?f5 ?f2" draw:glue-points="0 10800 21600 10800 ?f0 0 ?f0 21600" draw:type="mso-spt100" draw:modifiers="13463.4429400387 7819.58456973294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text-style-name="P4" draw:layer="layout" svg:width="4cm" svg:height="1.475cm" svg:x="23.3cm" svg:y="19.325cm">
          <draw:text-box>
            <text:p text:style-name="P1"><text:span text:style-name="T2">W</text:span><text:span text:style-name="T3">Compressor</text:span></text:p>
          </draw:text-box>
        </draw:frame>
        <draw:frame draw:style-name="gr18" draw:text-style-name="P6" draw:layer="layout" svg:width="1.289cm" svg:height="1.038cm" svg:x="19.303cm" svg:y="17.922cm">
          <draw:text-box>
            <text:p><text:span text:style-name="T5">10</text:span></text:p>
          </draw:text-box>
        </draw:frame>
        <draw:line draw:style-name="gr25" draw:text-style-name="P1" draw:layer="layout" svg:x1="26.5cm" svg:y1="17.842cm" svg:x2="26.5cm" svg:y2="14.2cm">
          <text:p/>
        </draw:line>
        <draw:line draw:style-name="gr24" draw:text-style-name="P1" draw:layer="layout" svg:x1="25.222cm" svg:y1="17.831cm" svg:x2="26.554cm" svg:y2="17.831cm">
          <text:p/>
        </draw:line>
        <draw:custom-shape draw:style-name="gr11" draw:text-style-name="P1" draw:layer="layout" svg:width="4.587cm" svg:height="1.529cm" svg:x="22.613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" draw:layer="layout" svg:width="4.541cm" svg:height="1.224cm" svg:x="22.659cm" svg:y="12.7cm">
          <draw:text-box>
            <text:p text:style-name="P1"><text:span text:style-name="T4">Condenser</text:span></text:p>
          </draw:text-box>
        </draw:frame>
        <draw:custom-shape draw:style-name="gr4" draw:text-style-name="P1" draw:layer="layout" svg:width="2.067cm" svg:height="2.358cm" draw:transform="rotate (1.58266456570846) translate (24.851cm 12.601cm)">
          <text:p/>
          <draw:enhanced-geometry draw:mirror-horizontal="false" draw:mirror-vertical="false" draw:text-areas="4000 ?f1 ?f5 ?f2" draw:glue-points="0 10800 21600 10800 ?f0 0 ?f0 21600" draw:type="mso-spt100" draw:modifiers="13463.4429400387 7819.58456973294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text-style-name="P4" draw:layer="layout" svg:width="1.9cm" svg:height="1.475cm" svg:x="25.2cm" svg:y="8.926cm">
          <draw:text-box>
            <text:p text:style-name="P1"><text:span text:style-name="T2">Q</text:span><text:span text:style-name="T3">H</text:span></text:p>
          </draw:text-box>
        </draw:frame>
        <draw:custom-shape draw:style-name="gr11" draw:text-style-name="P1" draw:layer="layout" svg:width="4.587cm" svg:height="2.192cm" svg:x="17.9cm" svg:y="8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5" draw:layer="layout" svg:width="4.425cm" svg:height="1.987cm" svg:x="18.175cm" svg:y="8.383cm">
          <draw:text-box>
            <text:p text:style-name="P1"><text:span text:style-name="T4">Expansion </text:span></text:p>
            <text:p text:style-name="P1"><text:span text:style-name="T4">Valve</text:span></text:p>
          </draw:text-box>
        </draw:frame>
        <draw:line draw:style-name="gr25" draw:text-style-name="P1" draw:layer="layout" svg:x1="23.8cm" svg:y1="12.6cm" svg:x2="23.8cm" svg:y2="8.958cm">
          <text:p/>
        </draw:line>
        <draw:line draw:style-name="gr24" draw:text-style-name="P1" draw:layer="layout" svg:x1="23.8cm" svg:y1="9.091cm" svg:x2="22.4cm" svg:y2="9.1cm">
          <text:p/>
        </draw:line>
        <draw:frame draw:style-name="gr18" draw:text-style-name="P6" draw:layer="layout" svg:width="1.289cm" svg:height="1.038cm" svg:x="25.804cm" svg:y="17.922cm">
          <draw:text-box>
            <text:p><text:span text:style-name="T5">11</text:span></text:p>
          </draw:text-box>
        </draw:frame>
        <draw:frame draw:style-name="gr18" draw:text-style-name="P6" draw:layer="layout" svg:width="1.289cm" svg:height="1.038cm" svg:x="22.504cm" svg:y="11.522cm">
          <draw:text-box>
            <text:p><text:span text:style-name="T5">12</text:span></text:p>
          </draw:text-box>
        </draw:frame>
        <draw:frame draw:style-name="gr18" draw:text-style-name="P6" draw:layer="layout" svg:width="1.289cm" svg:height="1.038cm" svg:x="19.504cm" svg:y="11.622cm">
          <draw:text-box>
            <text:p><text:span text:style-name="T5">13</text:span></text:p>
          </draw:text-box>
        </draw:frame>
        <draw:line draw:style-name="gr27" draw:text-style-name="P1" draw:layer="layout" svg:x1="19.425cm" svg:y1="10.4cm" svg:x2="19.425cm" svg:y2="12.75cm">
          <text:p/>
        </draw:line>
        <presentation:notes draw:style-name="dp2">
          <draw:page-thumbnail draw:style-name="gr2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1:29:21</meta:creation-date>
    <dc:date>2014-08-18T23:20:26</dc:date>
    <dc:creator>Jeff Gomes</dc:creator>
    <meta:editing-duration>PT1H25M39S</meta:editing-duration>
    <meta:editing-cycles>10</meta:editing-cycles>
    <meta:generator>LibreOffice/3.5$Linux_X86_64 LibreOffice_project/350m1$Build-2</meta:generator>
    <meta:document-statistic meta:object-count="87"/>
  </office:meta>
</office:document-meta>
</file>